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ExceptionHandler.handleTestExecutionException( ExtensionContext context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BeanServerTests.assertIsNotRegistered( String message , ObjectName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BeanServerTests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BeanServerTests.releaseServ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MBeanServer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MBeanServer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BeanServerTests.assertIsRegistered( String message , ObjectName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Handler.handleBeforeEachMethodExecutionException( ExtensionContext context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Handler.handleAfterEachMethodExecutionException( ExtensionContext context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Handler.handleBindException(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BeanServer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BeanServerTests.start( MBeanExporter expo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BeanServerTests.on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MBeanServerTests.loadContext( String config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